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576cm" fo:min-width="1.388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606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6cm" svg:height="6.553cm" svg:x="1.463cm" svg:y="1.4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4.536cm" svg:height="1.932cm" svg:x="1.575cm" svg:y="3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2" draw:layer="layout" svg:width="2.899cm" svg:height="0.995cm" svg:x="8.089cm" svg:y="1.249cm">
          <text:p text:style-name="P1">Ranges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2.899cm" svg:height="0.995cm" svg:x="8.089cm" svg:y="2.463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2.899cm" svg:height="0.995cm" svg:x="8.089cm" svg:y="3.676cm">
          <text:p text:style-name="P1">Stat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0.961cm" svg:height="0.354cm" svg:x="1.635cm" svg:y="1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0.961cm" svg:height="0.354cm" svg:x="1.635cm" svg:y="1.9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0.961cm" svg:height="0.354cm" svg:x="1.635cm" svg:y="2.276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.596cm" svg:y1="1.762cm" svg:x2="8.089cm" svg:y2="1.746cm" draw:start-shape="id1" draw:start-glue-point="1" draw:end-shape="id2" svg:d="m2596 1762 5493-16">
          <text:p/>
        </draw:connector>
        <draw:connector draw:style-name="gr5" draw:text-style-name="P1" draw:layer="layout" draw:type="line" svg:x1="2.596cm" svg:y1="2.116cm" svg:x2="8.089cm" svg:y2="2.96cm" draw:start-shape="id3" draw:start-glue-point="1" draw:end-shape="id4" draw:end-glue-point="3" svg:d="m2596 2116 5493 844">
          <text:p/>
        </draw:connector>
        <draw:connector draw:style-name="gr5" draw:text-style-name="P1" draw:layer="layout" draw:type="line" svg:x1="2.596cm" svg:y1="2.453cm" svg:x2="8.089cm" svg:y2="4.173cm" draw:start-shape="id5" draw:start-glue-point="1" draw:end-shape="id6" draw:end-glue-point="3" svg:d="m2596 2453 5493 1720">
          <text:p/>
        </draw:connector>
        <draw:custom-shape draw:style-name="gr1" draw:text-style-name="P1" draw:layer="layout" svg:width="4.264cm" svg:height="1.55cm" svg:x="1.702cm" svg:y="3.77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03cm" svg:height="1.017cm" svg:x="1.905cm" svg:y="3.977cm">
          <draw:text-box>
            <text:p>name</text:p>
          </draw:text-box>
        </draw:frame>
        <draw:frame draw:style-name="gr6" draw:layer="layout" svg:width="1.632cm" svg:height="1.017cm" svg:x="4.129cm" svg:y="3.977cm">
          <draw:text-box>
            <text:p>DFA</text:p>
          </draw:text-box>
        </draw:frame>
        <draw:line draw:style-name="gr7" draw:text-style-name="P1" draw:layer="layout" svg:x1="3.961cm" svg:y1="3.775cm" svg:x2="3.961cm" svg:y2="5.308cm">
          <text:p/>
        </draw:line>
        <draw:custom-shape draw:style-name="gr1" draw:text-style-name="P1" draw:layer="layout" svg:width="4.264cm" svg:height="0.875cm" svg:x="1.702cm" svg:y="5.98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994cm" svg:y1="5.984cm" svg:x2="3.994cm" svg:y2="6.849cm">
          <text:p/>
        </draw:line>
        <draw:line draw:style-name="gr8" draw:text-style-name="P1" draw:layer="layout" svg:x1="1.702cm" svg:y1="5.325cm" svg:x2="1.702cm" svg:y2="5.966cm">
          <text:p/>
        </draw:line>
        <draw:line draw:style-name="gr8" draw:text-style-name="P1" draw:layer="layout" svg:x1="5.949cm" svg:y1="5.308cm" svg:x2="5.949cm" svg:y2="5.966cm">
          <text:p/>
        </draw:line>
        <draw:frame draw:style-name="gr9" draw:layer="layout" svg:width="2.064cm" svg:height="1.017cm" svg:x="2.983cm" svg:y="6.927cm">
          <draw:text-box>
            <text:p>d_dfa</text:p>
          </draw:text-box>
        </draw:frame>
        <draw:frame draw:style-name="gr10" draw:layer="layout" svg:width="1.886cm" svg:height="1.017cm" svg:x="3.034cm" svg:y="8.055cm">
          <draw:text-box>
            <text:p>DFAs</text:p>
          </draw:text-box>
        </draw:frame>
        <draw:frame draw:style-name="gr6" draw:text-style-name="P2" draw:id="id7" draw:layer="layout" svg:width="3.355cm" svg:height="1.026cm" svg:x="7.581cm" svg:y="5.649cm">
          <draw:text-box>
            <text:p><text:span text:style-name="T1">DFAs::Pair</text:span></text:p>
          </draw:text-box>
        </draw:frame>
        <draw:connector draw:style-name="gr11" draw:text-style-name="P1" draw:layer="layout" draw:type="line" svg:x1="7.581cm" svg:y1="6.162cm" svg:x2="6.111cm" svg:y2="4.557cm" draw:start-shape="id7" draw:start-glue-point="3" draw:end-shape="id8" svg:d="m7581 6162-1470-1605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22M30S</meta:editing-duration>
    <meta:editing-cycles>7</meta:editing-cycles>
    <dc:date>2010-12-27T12:58:49</dc:date>
    <meta:generator>OpenOffice.org/3.2$Linux OpenOffice.org_project/320m19$Build-9505</meta:generator>
    <meta:document-statistic meta:object-count="47"/>
  </office:meta>
</office:document-meta>
</file>